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lorer Celtic</text:p>
      <text:p text:style-name="Standard"/>
      <text:list xml:id="list35743919" text:style-name="L1">
        <text:list-item>
          <text:p text:style-name="P1">korpus- sapelle</text:p>
        </text:list-item>
        <text:list-item>
          <text:p text:style-name="P1">gryf- klon / meranti</text:p>
        </text:list-item>
        <text:list-item>
          <text:p text:style-name="P1">podstrunnica- merbau</text:p>
        </text:list-item>
        <text:list-item>
          <text:p text:style-name="P1">wykończenie- tung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7:09:47.32</dc:date>
    <meta:document-statistic meta:table-count="0" meta:image-count="0" meta:object-count="0" meta:page-count="1" meta:paragraph-count="5" meta:word-count="16" meta:character-count="95"/>
    <meta:user-defined meta:name="Info 1"/>
    <meta:user-defined meta:name="Info 2"/>
    <meta:user-defined meta:name="Info 3"/>
    <meta:user-defined meta:name="Info 4"/>
  </office:meta>
</office:document-meta>
</file>